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0870D4DD3EE2410E6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cm" svg:height="9.137cm" draw:z-index="0"><draw:image xlink:href="Pictures/10000000000007800000040870D4DD3EE2410E6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5:54:05.321000000</meta:creation-date>
    <dc:date>2020-04-02T15:56:46.457000000</dc:date>
    <meta:editing-duration>PT2M4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1.6.3$Windows_X86_64 LibreOffice_project/5896ab1714085361c45cf540f76f60673dd96a72</meta:generator>
  </office:meta>
</office:document-meta>
</file>